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328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77216f" draw:textarea-horizontal-align="justify" draw:textarea-vertical-align="middle" draw:auto-grow-height="false"/>
    </style:style>
    <style:style style:name="gr4" style:family="graphic" style:parent-style-name="standard">
      <style:graphic-properties draw:fill-color="#7e0021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-color="#77216f" draw:textarea-horizontal-align="justify" draw:textarea-vertical-align="middle" draw:auto-grow-height="false" fo:min-height="3.25cm" fo:min-width="5.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77216f"/>
      <style:paragraph-properties fo:text-align="center"/>
    </style:style>
    <style:style style:name="P4" style:family="paragraph">
      <loext:graphic-properties draw:fill-color="#7e0021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273cm" svg:height="1.356cm" svg:x="5.446cm" svg:y="24.9cm">
          <draw:text-box>
            <text:p text:style-name="P1"><text:span text:style-name="T1">Software Verification</text:span></text:p>
          </draw:text-box>
        </draw:frame>
        <draw:g xml:id="id2" draw:id="id2">
          <draw:custom-shape draw:style-name="gr2" draw:text-style-name="P1" draw:layer="layout" svg:width="12.2cm" svg:height="3.4cm" svg:x="3.9cm" svg:y="17.7cm">
            <text:p text:style-name="P1">Embedded Hardware</text:p>
            <text:p text:style-name="P1">Running Hovering@Home Mod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0.266cm" svg:height="1.4cm" svg:x="4.867cm" svg:y="20.1cm">
            <text:p text:style-name="P1">Send New Positio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12.6cm" svg:height="6.8cm" svg:x="3.398cm" svg:y="4.9cm">
          <text:p text:style-name="P1"/>
          <text:p text:style-name="P1">Quadrocopter Matlab Simul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1cm" svg:height="3.5cm" svg:x="3.298cm" svg:y="10.2cm">
          <text:p text:style-name="P1">Acceler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3.2cm" svg:x="2.498cm" svg:y="4.5cm">
          <text:p text:style-name="P1">Aerodynamic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3.2cm" svg:x="7.398cm" svg:y="4.5cm">
          <text:p text:style-name="P1">Subsystem 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3.2cm" svg:x="12.398cm" svg:y="4.5cm">
          <text:p text:style-name="P1">Subsystem 3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3.3cm" svg:height="1.662cm" svg:x="3.298cm" svg:y="15.069cm">
          <text:p text:style-name="P1">Break Out Box / Communication Bus using</text:p>
          <text:p text:style-name="P1">UDP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8cm" svg:y1="13.6cm" svg:x2="12.8cm" svg:y2="15.2cm">
          <text:p/>
        </draw:line>
        <draw:connector draw:style-name="gr5" draw:text-style-name="P5" draw:layer="layout" draw:type="line" svg:x1="9.948cm" svg:y1="16.731cm" svg:x2="10cm" svg:y2="17.7cm" draw:start-shape="id1" draw:end-shape="id2" svg:d="M9948 16731l52 969" svg:viewBox="0 0 53 970">
          <text:p/>
        </draw:connector>
        <draw:connector draw:style-name="gr6" draw:text-style-name="P5" draw:layer="layout" draw:line-skew="0.799cm 3.001cm" svg:x1="10cm" svg:y1="21.5cm" svg:x2="15.998cm" svg:y2="9.3cm" draw:start-shape="id2" draw:start-glue-point="2" svg:d="M10000 21500v1300h9602v-13500h-3604" svg:viewBox="0 0 9603 13501">
          <text:p/>
        </draw:connector>
        <draw:custom-shape draw:style-name="gr7" draw:text-style-name="P3" draw:layer="layout" svg:width="6.1cm" svg:height="3.5cm" svg:x="9.898cm" svg:y="10.2cm">
          <text:p text:style-name="P1">Tilt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cm" svg:y1="13.6cm" svg:x2="6cm" svg:y2="1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2:33:49.807533836</meta:creation-date>
    <dc:date>2017-03-28T16:29:27.725708592</dc:date>
    <meta:editing-duration>PT3H40M19S</meta:editing-duration>
    <meta:editing-cycles>16</meta:editing-cycles>
    <meta:generator>LibreOffice/5.1.6.2$Linux_X86_64 LibreOffice_project/10m0$Build-2</meta:generator>
    <meta:document-statistic meta:object-count="15"/>
  </office:meta>
</office:document-meta>
</file>